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AN" svg:font-family="IRAN, verdana, tahoma"/>
    <style:font-face style:name="IRZar" svg:font-family="IRZar"/>
    <style:font-face style:name="Linux Libertine" svg:font-family="'Linux Libertine', Georgia, Times, serif"/>
    <style:font-face style:name="sans-serif" svg:font-family="sans-serif"/>
    <style:font-face style:name="IRPooya" svg:font-family="IRPooya" style:font-pitch="variable"/>
    <style:font-face style:name="IRZar1"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e0d93" officeooo:paragraph-rsid="000e0d93" style:font-size-asian="14pt" style:font-size-complex="14pt"/>
    </style:style>
    <style:style style:name="P2" style:family="paragraph" style:parent-style-name="Standard">
      <style:paragraph-properties fo:text-align="justify" style:justify-single-word="false"/>
      <style:text-properties fo:font-size="14pt" officeooo:rsid="000ec835" officeooo:paragraph-rsid="000ec835" style:font-size-asian="14pt" style:font-size-complex="14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officeooo:rsid="000ec835" officeooo:paragraph-rsid="000ec835" style:font-size-asian="14pt" style:font-size-complex="14pt"/>
    </style:style>
    <style:style style:name="P4" style:family="paragraph" style:parent-style-name="Standard">
      <style:paragraph-properties fo:text-align="justify" style:justify-single-word="false"/>
      <style:text-properties officeooo:rsid="00105b70" officeooo:paragraph-rsid="00105b70"/>
    </style:style>
    <style:style style:name="P5" style:family="paragraph" style:parent-style-name="Standard">
      <style:paragraph-properties fo:text-align="justify" style:justify-single-word="false"/>
      <style:text-properties officeooo:paragraph-rsid="00105b70"/>
    </style:style>
    <style:style style:name="P6" style:family="paragraph" style:parent-style-name="Standard">
      <style:paragraph-properties fo:text-align="justify" style:justify-single-word="false"/>
      <style:text-properties officeooo:rsid="001213c8" officeooo:paragraph-rsid="001213c8"/>
    </style:style>
    <style:style style:name="P7" style:family="paragraph" style:parent-style-name="Standard">
      <style:paragraph-properties fo:text-align="justify" style:justify-single-word="false"/>
      <style:text-properties fo:font-variant="normal" fo:text-transform="none" fo:color="#000000" fo:letter-spacing="normal" officeooo:paragraph-rsid="00142801"/>
    </style:style>
    <style:style style:name="P8" style:family="paragraph" style:parent-style-name="Standard">
      <style:paragraph-properties fo:text-align="justify" style:justify-single-word="false"/>
      <style:text-properties fo:font-variant="normal" fo:text-transform="none" fo:color="#000000" fo:letter-spacing="normal" officeooo:rsid="00148086" officeooo:paragraph-rsid="00148086"/>
    </style:style>
    <style:style style:name="P9" style:family="paragraph" style:parent-style-name="Standard">
      <style:paragraph-properties fo:text-align="start" style:justify-single-word="false"/>
      <style:text-properties fo:font-variant="normal" fo:text-transform="none" fo:color="#000000" fo:letter-spacing="normal" officeooo:rsid="0015f6f4" officeooo:paragraph-rsid="0015f6f4"/>
    </style:style>
    <style:style style:name="P10" style:family="paragraph" style:parent-style-name="Standard">
      <style:paragraph-properties fo:text-align="justify" style:justify-single-word="false"/>
      <style:text-properties fo:font-variant="normal" fo:text-transform="none" fo:color="#000000" fo:font-size="11pt" fo:letter-spacing="normal" officeooo:paragraph-rsid="001213c8" style:font-size-asian="11pt" style:font-name-complex="IRPooya" style:font-size-complex="11pt"/>
    </style:style>
    <style:style style:name="P11" style:family="paragraph" style:parent-style-name="Standard">
      <style:paragraph-properties fo:text-align="justify" style:justify-single-word="false"/>
      <style:text-properties officeooo:rsid="00142801" officeooo:paragraph-rsid="00142801"/>
    </style:style>
    <style:style style:name="T1" style:family="text">
      <style:text-properties officeooo:rsid="000ec835"/>
    </style:style>
    <style:style style:name="T2" style:family="text">
      <style:text-properties fo:font-variant="normal" fo:text-transform="none" fo:color="#000000" style:font-name="Linux Libertine" fo:letter-spacing="normal" fo:language="en" fo:country="US" fo:font-style="normal" fo:font-weight="normal"/>
    </style:style>
    <style:style style:name="T3" style:family="text">
      <style:text-properties fo:font-variant="normal" fo:text-transform="none" fo:color="#000000" style:font-name="Linux Libertine" fo:letter-spacing="normal" fo:language="en" fo:country="US" fo:font-style="normal" fo:font-weight="normal" officeooo:rsid="00105b70"/>
    </style:style>
    <style:style style:name="T4" style:family="text">
      <style:text-properties fo:font-size="14pt" style:font-size-asian="14pt" style:font-size-complex="14pt"/>
    </style:style>
    <style:style style:name="T5" style:family="text">
      <style:text-properties fo:font-size="14pt" officeooo:rsid="000ec835" style:font-size-asian="14pt" style:font-size-complex="14pt"/>
    </style:style>
    <style:style style:name="T6" style:family="text">
      <style:text-properties fo:font-size="14pt" officeooo:rsid="00105b70" style:font-size-asian="14pt" style:font-size-complex="14pt"/>
    </style:style>
    <style:style style:name="T7" style:family="text">
      <style:text-properties fo:font-size="14pt" officeooo:rsid="001125cf" style:font-size-asian="14pt" style:font-size-complex="14pt"/>
    </style:style>
    <style:style style:name="T8" style:family="text">
      <style:text-properties fo:font-size="14pt" officeooo:rsid="001213c8" style:font-size-asian="14pt" style:font-size-complex="14pt"/>
    </style:style>
    <style:style style:name="T9" style:family="text">
      <style:text-properties fo:font-size="14pt" officeooo:rsid="00123754" style:font-size-asian="14pt" style:font-size-complex="14pt"/>
    </style:style>
    <style:style style:name="T10" style:family="text">
      <style:text-properties fo:font-size="14pt" officeooo:rsid="00142801" style:font-size-asian="14pt" style:font-size-complex="14pt"/>
    </style:style>
    <style:style style:name="T11" style:family="text">
      <style:text-properties fo:font-size="14pt" officeooo:rsid="0015f6f4" style:font-size-asian="14pt" style:font-size-complex="14pt"/>
    </style:style>
    <style:style style:name="T12" style:family="text">
      <style:text-properties officeooo:rsid="001125cf"/>
    </style:style>
    <style:style style:name="T13" style:family="text">
      <style:text-properties style:font-name="IRAN" fo:font-size="14pt" fo:font-style="normal" fo:font-weight="normal" officeooo:rsid="00142801" style:font-size-asian="14pt" style:font-name-complex="IRZar1" style:font-size-complex="14pt"/>
    </style:style>
    <style:style style:name="T14" style:family="text">
      <style:text-properties style:font-name="IRAN" fo:font-size="14pt" fo:language="en" fo:country="US" fo:font-style="normal" fo:font-weight="normal" style:font-size-asian="12.25pt" style:font-size-complex="14pt"/>
    </style:style>
    <style:style style:name="T15" style:family="text">
      <style:text-properties style:font-name="IRAN" fo:font-size="14pt" fo:language="en" fo:country="US" fo:font-style="normal" fo:font-weight="normal" officeooo:rsid="00142801" style:font-size-asian="12.25pt" style:font-size-complex="14pt"/>
    </style:style>
    <style:style style:name="T16" style:family="text">
      <style:text-properties style:font-name="IRAN" fo:font-size="14pt" fo:language="en" fo:country="US" fo:font-style="normal" fo:font-weight="normal" officeooo:rsid="00148086" style:font-size-asian="12.25pt" style:font-size-complex="14pt"/>
    </style:style>
    <style:style style:name="T17" style:family="text">
      <style:text-properties style:font-name="IRAN" fo:font-size="14pt" fo:language="en" fo:country="US" fo:font-style="normal" fo:font-weight="normal" officeooo:rsid="0015f6f4" style:font-size-asian="12.25pt" style:font-size-complex="14pt"/>
    </style:style>
    <style:style style:name="T18" style:family="text">
      <style:text-properties style:font-name="IRAN" fo:font-style="normal" fo:font-weight="normal" officeooo:rsid="00142801"/>
    </style:style>
    <style:style style:name="T19" style:family="text">
      <style:text-properties style:font-name="IRAN" fo:font-style="normal" fo:font-weight="normal" officeooo:rsid="00142801" style:font-style-complex="normal" style:font-weight-complex="normal"/>
    </style:style>
    <style:style style:name="T20" style:family="text">
      <style:text-properties style:font-name="IRAN" fo:font-size="9pt" fo:language="en" fo:country="US" fo:font-style="normal" fo:font-weight="normal" style:font-size-asian="9pt" style:font-size-complex="9pt"/>
    </style:style>
    <style:style style:name="T21" style:family="text">
      <style:text-properties style:font-name="IRAN" fo:font-size="11pt" fo:font-style="normal" fo:font-weight="normal" officeooo:rsid="00142801" style:font-size-asian="11pt" style:font-name-complex="IRPooya" style:font-size-complex="11pt"/>
    </style:style>
    <style:style style:name="T22" style:family="text">
      <style:text-properties officeooo:rsid="00142801"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اسمه تعالی</text:p>
      <text:p text:style-name="P1">خدمت تمام دوستان سلام عرض می‌کنم.</text:p>
      <text:p text:style-name="P1"><text:span text:style-name="T1">با احترام در مورد کارسوق فناوری لیزر و کوانتوم مطالبی را به استحضار دوستان می‌رسانم.</text:span></text:p>
      <text:p text:style-name="P2">من به عنوان معاون پژوهشی دبیرستان علامه حلی ۱ اقدامی برای شرکت دانش‌آموزان در این کارسوق نخواهم کرد. و برای این سؤال که چرا در این موضوع مشارکت نمی‌کنم، دلایل و پاسخ‌هایی دارم. از آنجا که این موضوع ممکن است برای کسانی که در گروه مشورتی سمپاد هستند جالب توجّه باشد، این پاسخ‌ها را می‌نویسم.</text:p>
      <text:p text:style-name="P3">پاسخ کوتاه:</text:p>
      <text:p text:style-name="P2">۱ – عنوان کار سوق فناوری لیزر و کوانتوم گویا نیست. من نمی‌توانم پاسخگوی دانش‌آموزان در مورد محتوای کارسوق باشم.</text:p>
      <text:p text:style-name="P2">۲ – امکان ارسال لیست دانش‌آموزان تا هشتم بهمن‌ماه ۱۳۹۹ <text:span text:style-name="T12">مطابق خواستهٔ بخشنامه</text:span> وجود ندارد.</text:p>
      <text:p text:style-name="P2"/>
      <text:p text:style-name="P3">پاسخ مفصل:</text:p>
      <text:p text:style-name="P5"><text:span text:style-name="T5">دو دلیلی که در بالا گفته شد، برای عدم همکاری کفایت می‌کند، اما اگر بخواهیم تا حدی ریشه‌یابی کنیم به مجموعه در هم تنیده‌ای </text:span><text:span text:style-name="T6">(</text:span><text:bookmark text:name="firstHeading"/><text:span text:style-name="T2">entanglemen</text:span><text:span text:style-name="T3">ted</text:span><text:span text:style-name="T6">)</text:span><text:span text:style-name="T5"> از مشکلات می‌رسیم. </text:span></text:p>
      <text:p text:style-name="P4"><text:span text:style-name="T7">از بخشنامه شروع می‌کنیم. </text:span><text:span text:style-name="T5">د</text:span><text:span text:style-name="T4">ر شیوه‌نامه آمده است که مهلت ثبت نام دانش‌آموزان تا ۲۵ بهمن است، </text:span><text:span text:style-name="T7">این مهلت در بخش‌نامه به ۸ بهمن کاهش یافته است. پوستری به دست من نرسیده است، برنامه توجیهی انجام نشده است و کلاً تقویم اجرایی نادیده گرفته شده است. از طرف دیگر وظیفه‌ای از معاونین پژوهشی مدرسه‌ها خواسته شده است، معاونت پژوهشی در مدرسه‌ها یک پست مصوب نیست. ولی در این بخشنامه آمده است. لحن بخشنامه دستوری است. تکلیف رابطین پژوهشی سمپاد با پژوهش‌سرای منطقه معلوم نیست. پژوهش‌سرا هم از مدرسه خواسته‌هایی دارد، مسابقاتی تعریف شده‌اند که تکلیف مدرسه در مواجهه با آن‌ها معلوم نیست. م</text:span><text:span text:style-name="T8">ن امسال پژوهشی فیزیک را به سمت علم داده هدایت کرده‌ام. معلم پژوهشی دریافتی بسیار پایینی دارد، به سختی راضی شده است که در مدرسه بماند. این بخشنامه را نمی‌توان به معلم نشان داد. معلمین دانشجو در شرف امتحان</text:span><text:span text:style-name="T11">ات</text:span><text:span text:style-name="T8"> پایان ترم هستند. از آن طرف نمی‌دانم که با المپیادهای جدید که شکل و شمایل پژوهشی دارند چکار کنم. نمی‌دانم که برای جشنواره خوارزمی چه اتفاقی خواهد افتاد. من از تابستان اعلام آمادگی کرده‌ام که برای برگزاری کیفی آن کمک کنم ولی هنوز نمی‌دانیم که چه خواهد شد. </text:span><text:span text:style-name="T9">از طرف دیگر اگر شرکت فعال نداشته باشیم برای پر کردن گزارش عمل‌کرد دچار مشکل خواهیم شد.</text:span></text:p>
      <text:p text:style-name="P6"><text:span text:style-name="T4">برسیم به شیوه‌نامه. مرکز ملی علوم و فنون لیزر هم‌سطح سمپاد نیست. انیشتن در زمرهٔ پایه‌گذاران <text:s/>علم کوانتوم نیست. </text:span><text:span text:style-name="T9">ترویج کسب و کار یعنی چه؟ آیا کمیته راهبری تشکیل شده است؟ مسوول حراست چرا حضور دارد؟ <text:s/>وظایف <text:s/>کمیته راهبری انجام شده است؟ دبیرخانه کشوری تشکیل شده است؟ رابط پژوهشی باید رسمی باشد؟ </text:span><text:span text:style-name="T10">و….</text:span></text:p>
      <text:p text:style-name="P11"><text:span text:style-name="T10">ب</text:span><text:span text:style-name="T4">رسیم به اخبار امروز ۶ دی ماه:</text:span></text:p>
      <text:p text:style-name="P6"><text:span text:style-name="T10"/></text:p>
      <text:p text:style-name="P10"><text:soft-page-break/><text:span text:style-name="T22">به گزارش ایسنا، علی‌اکبر صالحی در حاشیه سومین آزمایش انتقال اطلاعات به روش کوانتومی در برج میلاد تهران گفت</text:span><text:span text:style-name="T18">: </text:span><text:span text:style-name="T22">کلید ورود به فناوری کوانتومی درهم تنیدگی ذرات نور است</text:span><text:span text:style-name="T18">. </text:span><text:span text:style-name="T22">بعد از در هم تنیدگی باید بتوان جفت فوتون‌ها را تولید کنیم و ما در سال ۹۷ این کار را انجام دادیم که در بین کشورهای اسلامی و در حال توسعه ایران سرآمد است</text:span><text:span text:style-name="T18">. </text:span><text:span text:style-name="T22">بعد از تولید جفت فوتون‌ها باید این دو را از هم جدا کنیم و بعد از آن هر اتفاقی برای یک جفت بیفتاد، جفت دیگر تمام اتفاقات را درمی‌آید و ارتباط بین آنها برقرار می‌شود</text:span><text:span text:style-name="T18">. </text:span><text:span text:style-name="T19">اگر این فاصله سال نوری باشد باز هم همین اتفاق بین دو فوتون در لحظه اتفاق می‌افتد</text:span><text:span text:style-name="T18">.</text:span></text:p>
      <text:p text:style-name="P7"><text:span text:style-name="T13">متأسفانه این موضوع که در خبر امروز آمده است از لحاظ علمی دقیق نیست. “</text:span><text:span text:style-name="T20">Quantum entanglement” </text:span><text:span text:style-name="T15">به این معنا نیست که می‌توان ارتباط با بیش از سرعت نور داشت. </text:span><text:span text:style-name="T16">عبارت</text:span><text:span text:style-name="T15"> فناوری لیزر و کوانتوم </text:span><text:span text:style-name="T16">عبارت معناداری </text:span><text:span text:style-name="T15">نیست. و </text:span><text:span text:style-name="T16">نمی‌توان لیزر و کوانتوم را در کارسوق به هم چسباند.</text:span></text:p>
      <text:p text:style-name="P8"><text:span text:style-name="T14">سخن آخر: در برگزاری کارسوق‌های کشوری باید استانداردهایی در فرم و محتوای ارائه وجود داشته باشد. اگر استاندارد کارسوق از حدی پایین‌تر باشد نه تنها شرکت دانش‌آموزان مفید نخواهد بود، بلکه ضررهایی هم ایجاد خواهد کرد. در تجربه‌های قبلی ما در مدرسه علامه حلی ۱ با این قضیه مواجه شدیم که دانش‌آموزان و معلمین تمایلی به شرکت در کارسوق ندارند. در کارسوق علوم شناختی تیمی از این مدرسه شرکت نکرده بود. گرچه مدرسه میزبان مرحله کشوری کارسوق بود. با تیم برگزاری مذاکراتی شد و قرار شد که تغییراتی در جهت کیفی‌سازی کارسوق انجام شود تا برای بچه‌های این مدرسه مفید باشد. اما از جمیع جهات با توجه به </text:span><text:span text:style-name="T17">اطلاعاتی که از کارسوق فناوری لیزر و کوانتوم توانسته‌ام به دست بیاورم، به عنوان کارشناس این موضوع، شرکت در این کارسوق را برای هیچ مدرسه‌ای مفید نمی‌دانم. </text:span></text:p>
      <text:p text:style-name="P9"><text:span text:style-name="T14">با تشکر </text:span></text:p>
      <text:p text:style-name="P9"><text:span text:style-name="T14">سعید سرکاراتی</text:span></text:p>
      <text:p text:style-name="P9"><text:span text:style-name="T14">ششم بهمن ماه ۱۳۹۹</text:span></text:p>
      <text:p text:style-name="P9"><text:span text:style-name="T14">ساعت ۲۳:۵۴</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AN" svg:font-family="IRAN, verdana, tahoma"/>
    <style:font-face style:name="IRZar" svg:font-family="IRZar"/>
    <style:font-face style:name="Linux Libertine" svg:font-family="'Linux Libertine', Georgia, Times, serif"/>
    <style:font-face style:name="sans-serif" svg:font-family="sans-serif"/>
    <style:font-face style:name="IRPooya" svg:font-family="IRPooya" style:font-pitch="variable"/>
    <style:font-face style:name="IRZar1"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22:32:02.191611582</meta:creation-date>
    <dc:date>2021-01-25T23:55:09.885327182</dc:date>
    <meta:editing-duration>PT7M15S</meta:editing-duration>
    <meta:editing-cycles>3</meta:editing-cycles>
    <meta:generator>LibreOffice/6.0.7.3$Linux_X86_64 LibreOffice_project/00m0$Build-3</meta:generator>
    <meta:document-statistic meta:table-count="0" meta:image-count="0" meta:object-count="0" meta:page-count="2" meta:paragraph-count="19" meta:word-count="717" meta:character-count="3767" meta:non-whitespace-character-count="3061"/>
  </office:meta>
</office:document-meta>
</file>